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ans CJK SC Regular" svg:font-family="Noto Sans CJK SC Regular" style:font-family-generic="system" style:font-pitch="variable" svg:panose-1="2 11 6 4 2 2 2 2 2 4"/>
    <style:font-face style:name="FreeSans" svg:font-family="FreeSan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weight="bold" style:font-weight-asian="bold" style:font-weight-complex="bold" fo:font-style="italic" style:font-style-asian="italic" style:font-style-complex="italic" fo:font-size="16pt" style:font-size-asian="16pt" style:font-size-complex="16pt" style:text-underline-type="single" style:text-underline-style="solid" style:text-underline-width="auto" style:text-underline-mode="continuous" fo:language="fr" fo:country="FR"/>
    </style:style>
    <style:style style:name="P2" style:parent-style-name="Standard" style:family="paragraph">
      <style:paragraph-properties fo:text-align="center"/>
      <style:text-properties fo:font-weight="bold" style:font-weight-asian="bold" style:font-weight-complex="bold" fo:font-style="italic" style:font-style-asian="italic" style:font-style-complex="italic" fo:font-size="14pt" style:font-size-asian="14pt" style:font-size-complex="14pt" style:text-underline-type="single" style:text-underline-style="solid" style:text-underline-width="auto" style:text-underline-mode="continuous" fo:language="fr" fo:country="FR"/>
    </style:style>
    <style:style style:name="P3" style:parent-style-name="Standard" style:family="paragraph">
      <style:text-properties fo:language="fr" fo:country="FR"/>
    </style:style>
    <style:style style:name="P4" style:parent-style-name="Standard" style:family="paragraph">
      <style:text-properties fo:language="fr" fo:country="FR"/>
    </style:style>
    <style:style style:name="P5" style:parent-style-name="Standard" style:family="paragraph">
      <style:text-properties fo:language="fr" fo:country="FR"/>
    </style:style>
    <style:style style:name="P6" style:parent-style-name="Standard" style:family="paragraph">
      <style:text-properties fo:font-weight="bold" style:font-weight-asian="bold" style:font-weight-complex="bold" fo:language="fr" fo:country="FR"/>
    </style:style>
    <style:style style:name="P7" style:parent-style-name="Standard" style:family="paragraph">
      <style:text-properties fo:language="fr" fo:country="FR"/>
    </style:style>
    <style:style style:name="P8" style:parent-style-name="Standard" style:family="paragraph">
      <style:text-properties fo:language="fr" fo:country="FR"/>
    </style:style>
    <style:style style:name="P9" style:parent-style-name="Standard" style:family="paragraph">
      <style:text-properties fo:language="fr" fo:country="FR"/>
    </style:style>
    <style:style style:name="P10" style:parent-style-name="Standard" style:family="paragraph">
      <style:text-properties fo:font-weight="bold" style:font-weight-asian="bold" style:font-weight-complex="bold" fo:language="fr" fo:country="FR"/>
    </style:style>
    <style:style style:name="P11" style:parent-style-name="Standard" style:family="paragraph">
      <style:text-properties fo:language="fr" fo:country="FR"/>
    </style:style>
    <style:style style:name="P12" style:parent-style-name="Standard" style:family="paragraph">
      <style:text-properties fo:language="fr" fo:country="FR"/>
    </style:style>
    <style:style style:name="P13" style:parent-style-name="Standard" style:family="paragraph">
      <style:text-properties fo:language="fr" fo:country="FR"/>
    </style:style>
    <style:style style:name="P14" style:parent-style-name="Standard" style:family="paragraph">
      <style:text-properties fo:font-weight="bold" style:font-weight-asian="bold" style:font-weight-complex="bold" fo:language="fr" fo:country="FR"/>
    </style:style>
    <style:style style:name="P15" style:parent-style-name="Standard" style:family="paragraph">
      <style:text-properties fo:font-weight="bold" style:font-weight-asian="bold" style:font-weight-complex="bold" fo:language="fr" fo:country="FR"/>
    </style:style>
    <style:style style:name="P16" style:parent-style-name="Standard" style:family="paragraph">
      <style:text-properties fo:font-weight="bold" style:font-weight-asian="bold" style:font-weight-complex="bold" fo:language="fr" fo:country="FR"/>
    </style:style>
    <style:style style:name="P17" style:parent-style-name="Standard" style:family="paragraph">
      <style:text-properties fo:font-weight="bold" style:font-weight-asian="bold" style:font-weight-complex="bold" fo:language="fr" fo:country="FR"/>
    </style:style>
    <style:style style:name="P18" style:parent-style-name="Standard" style:family="paragraph">
      <style:text-properties fo:font-weight="bold" style:font-weight-asian="bold" style:font-weight-complex="bold" fo:language="fr" fo:country="FR"/>
    </style:style>
    <style:style style:name="P19" style:parent-style-name="Standard" style:family="paragraph">
      <style:text-properties fo:language="fr" fo:country="FR"/>
    </style:style>
    <style:style style:name="P20" style:parent-style-name="Standard" style:family="paragraph">
      <style:text-properties fo:language="fr" fo:country="FR"/>
    </style:style>
    <style:style style:name="P21" style:parent-style-name="Standard" style:family="paragraph">
      <style:text-properties fo:language="fr" fo:country="FR"/>
    </style:style>
    <style:style style:name="P22" style:parent-style-name="Standard" style:family="paragraph">
      <style:text-properties fo:font-weight="bold" style:font-weight-asian="bold" style:font-weight-complex="bold" fo:language="fr" fo:country="FR"/>
    </style:style>
    <style:style style:name="P23" style:parent-style-name="Standard" style:family="paragraph">
      <style:text-properties fo:language="fr" fo:country="FR"/>
    </style:style>
    <style:style style:name="P24" style:parent-style-name="Standard" style:family="paragraph">
      <style:text-properties fo:language="fr" fo:country="FR"/>
    </style:style>
    <style:style style:name="P25" style:parent-style-name="Standard" style:family="paragraph">
      <style:text-properties fo:language="fr" fo:country="FR"/>
    </style:style>
    <style:style style:name="P26" style:parent-style-name="Standard" style:family="paragraph">
      <style:text-properties fo:language="fr" fo:country="FR"/>
    </style:style>
    <style:style style:name="P27" style:parent-style-name="Standard" style:family="paragraph">
      <style:text-properties fo:font-weight="bold" style:font-weight-asian="bold" style:font-weight-complex="bold" fo:language="fr" fo:country="FR"/>
    </style:style>
    <style:style style:name="P28" style:parent-style-name="Standard" style:family="paragraph">
      <style:text-properties fo:language="fr" fo:country="FR"/>
    </style:style>
    <style:style style:name="P29" style:parent-style-name="Standard" style:family="paragraph">
      <style:text-properties fo:language="fr" fo:country="FR"/>
    </style:style>
    <style:style style:name="P30" style:parent-style-name="Standard" style:family="paragraph">
      <style:text-properties fo:language="fr" fo:country="FR"/>
    </style:style>
    <style:style style:name="P31" style:parent-style-name="Standard" style:family="paragraph">
      <style:text-properties fo:font-weight="bold" style:font-weight-asian="bold" style:font-weight-complex="bold" fo:language="fr" fo:country="FR"/>
    </style:style>
    <style:style style:name="P32" style:parent-style-name="Standard" style:family="paragraph">
      <style:text-properties fo:language="fr" fo:country="FR"/>
    </style:style>
    <style:style style:name="P33" style:parent-style-name="Standard" style:family="paragraph">
      <style:text-properties fo:language="fr" fo:country="FR"/>
    </style:style>
    <style:style style:name="P34" style:parent-style-name="Standard" style:family="paragraph">
      <style:text-properties fo:language="fr" fo:country="FR"/>
    </style:style>
    <style:style style:name="P35" style:parent-style-name="Standard" style:family="paragraph">
      <style:text-properties fo:font-weight="bold" style:font-weight-asian="bold" style:font-weight-complex="bold" fo:language="fr" fo:country="FR"/>
    </style:style>
    <style:style style:name="P36" style:parent-style-name="Standard" style:family="paragraph">
      <style:text-properties fo:language="fr" fo:country="FR"/>
    </style:style>
    <style:style style:name="P37" style:parent-style-name="Standard" style:family="paragraph">
      <style:text-properties fo:language="fr" fo:country="FR"/>
    </style:style>
    <style:style style:name="P38" style:parent-style-name="Standard" style:family="paragraph">
      <style:text-properties fo:language="fr" fo:country="FR"/>
    </style:style>
    <style:style style:name="P39" style:parent-style-name="Standard" style:family="paragraph">
      <style:text-properties fo:font-weight="bold" style:font-weight-asian="bold" style:font-weight-complex="bold" fo:language="fr" fo:country="FR"/>
    </style:style>
    <style:style style:name="P40" style:parent-style-name="Standard" style:family="paragraph">
      <style:text-properties fo:language="fr" fo:country="FR"/>
    </style:style>
    <style:style style:name="P41" style:parent-style-name="Standard" style:family="paragraph">
      <style:text-properties fo:language="fr" fo:country="FR"/>
    </style:style>
    <style:style style:name="P42" style:parent-style-name="Standard" style:family="paragraph">
      <style:text-properties fo:language="fr" fo:country="FR"/>
    </style:style>
    <style:style style:name="P43" style:parent-style-name="Standard" style:family="paragraph">
      <style:text-properties fo:language="fr" fo:country="FR"/>
    </style:style>
    <style:style style:name="P44" style:parent-style-name="Standard" style:family="paragraph">
      <style:text-properties fo:font-weight="bold" style:font-weight-asian="bold" style:font-weight-complex="bold" fo:language="fr" fo:country="FR"/>
    </style:style>
    <style:style style:name="P45" style:parent-style-name="Standard" style:family="paragraph">
      <style:text-properties fo:language="fr" fo:country="FR"/>
    </style:style>
    <style:style style:name="P46" style:parent-style-name="Standard" style:family="paragraph">
      <style:text-properties fo:language="fr" fo:country="FR"/>
    </style:style>
    <style:style style:name="P47" style:parent-style-name="Standard" style:family="paragraph">
      <style:text-properties fo:language="fr" fo:country="FR"/>
    </style:style>
    <style:style style:name="P48" style:parent-style-name="Standard" style:family="paragraph">
      <style:text-properties fo:font-weight="bold" style:font-weight-asian="bold" style:font-weight-complex="bold" fo:language="fr" fo:country="FR"/>
    </style:style>
    <style:style style:name="P49" style:parent-style-name="Standard" style:family="paragraph">
      <style:text-properties fo:language="fr" fo:country="FR"/>
    </style:style>
    <style:style style:name="P50" style:parent-style-name="Standard" style:family="paragraph">
      <style:text-properties fo:language="fr" fo:country="FR"/>
    </style:style>
    <style:style style:name="P51" style:parent-style-name="Standard" style:family="paragraph">
      <style:text-properties fo:language="fr" fo:country="FR"/>
    </style:style>
    <style:style style:name="P52" style:parent-style-name="Standard" style:family="paragraph">
      <style:text-properties fo:font-weight="bold" style:font-weight-asian="bold" style:font-weight-complex="bold" fo:language="fr" fo:country="FR"/>
    </style:style>
    <style:style style:name="P53" style:parent-style-name="Standard" style:family="paragraph">
      <style:text-properties fo:language="fr" fo:country="FR"/>
    </style:style>
    <style:style style:name="P54" style:parent-style-name="Standard" style:family="paragraph">
      <style:text-properties fo:language="fr" fo:country="FR"/>
    </style:style>
    <style:style style:name="P55" style:parent-style-name="Standard" style:family="paragraph">
      <style:text-properties fo:language="fr" fo:country="FR"/>
    </style:style>
    <style:style style:name="P56" style:parent-style-name="Standard" style:family="paragraph">
      <style:text-properties fo:font-weight="bold" style:font-weight-asian="bold" style:font-weight-complex="bold" fo:language="fr" fo:country="FR"/>
    </style:style>
    <style:style style:name="P57" style:parent-style-name="Standard" style:family="paragraph">
      <style:text-properties fo:language="fr" fo:country="FR"/>
    </style:style>
    <style:style style:name="P58" style:parent-style-name="Standard" style:family="paragraph">
      <style:text-properties fo:language="fr" fo:country="FR"/>
    </style:style>
    <style:style style:name="P59" style:parent-style-name="Standard" style:family="paragraph">
      <style:text-properties fo:language="fr" fo:country="FR"/>
    </style:style>
    <style:style style:name="P60" style:parent-style-name="Standard" style:family="paragraph">
      <style:text-properties fo:language="fr" fo:country="FR"/>
    </style:style>
    <style:style style:name="P61" style:parent-style-name="Standard" style:family="paragraph">
      <style:text-properties fo:font-weight="bold" style:font-weight-asian="bold" style:font-weight-complex="bold" fo:language="fr" fo:country="FR"/>
    </style:style>
    <style:style style:name="P62" style:parent-style-name="Standard" style:family="paragraph">
      <style:text-properties fo:language="fr" fo:country="FR"/>
    </style:style>
    <style:style style:name="P63" style:parent-style-name="Standard" style:family="paragraph">
      <style:text-properties fo:language="fr" fo:country="FR"/>
    </style:style>
    <style:style style:name="P64" style:parent-style-name="Standard" style:family="paragraph">
      <style:text-properties fo:language="fr" fo:country="FR"/>
    </style:style>
    <style:style style:name="P65" style:parent-style-name="Standard" style:family="paragraph">
      <style:text-properties fo:font-weight="bold" style:font-weight-asian="bold" style:font-weight-complex="bold" fo:language="fr" fo:country="FR"/>
    </style:style>
    <style:style style:name="P66" style:parent-style-name="Standard" style:family="paragraph">
      <style:text-properties fo:font-weight="bold" style:font-weight-asian="bold" style:font-weight-complex="bold" fo:language="fr" fo:country="FR"/>
    </style:style>
    <style:style style:name="P67" style:parent-style-name="Standard" style:family="paragraph">
      <style:text-properties fo:font-weight="bold" style:font-weight-asian="bold" style:font-weight-complex="bold" fo:language="fr" fo:country="FR"/>
    </style:style>
    <style:style style:name="P68" style:parent-style-name="Standard" style:family="paragraph">
      <style:text-properties fo:font-weight="bold" style:font-weight-asian="bold" style:font-weight-complex="bold" fo:language="fr" fo:country="FR"/>
    </style:style>
    <style:style style:name="P69" style:parent-style-name="Standard" style:family="paragraph">
      <style:text-properties fo:font-weight="bold" style:font-weight-asian="bold" style:font-weight-complex="bold" fo:language="fr" fo:country="FR"/>
    </style:style>
    <style:style style:name="P70" style:parent-style-name="Standard" style:family="paragraph">
      <style:text-properties fo:font-weight="bold" style:font-weight-asian="bold" style:font-weight-complex="bold" fo:language="fr" fo:country="FR"/>
    </style:style>
    <style:style style:name="P71" style:parent-style-name="Standard" style:family="paragraph">
      <style:text-properties fo:language="fr" fo:country="FR"/>
    </style:style>
    <style:style style:name="P72" style:parent-style-name="Standard" style:family="paragraph">
      <style:text-properties fo:language="fr" fo:country="FR"/>
    </style:style>
    <style:style style:name="P73" style:parent-style-name="Standard" style:family="paragraph">
      <style:text-properties fo:font-weight="bold" style:font-weight-asian="bold" style:font-weight-complex="bold" fo:language="fr" fo:country="FR"/>
    </style:style>
    <style:style style:name="P74" style:parent-style-name="Standard" style:family="paragraph">
      <style:text-properties fo:language="fr" fo:country="FR"/>
    </style:style>
    <style:style style:name="P75" style:parent-style-name="Standard" style:family="paragraph">
      <style:text-properties fo:language="fr" fo:country="FR"/>
    </style:style>
    <style:style style:name="P76" style:parent-style-name="Standard" style:family="paragraph">
      <style:text-properties fo:language="fr" fo:country="FR"/>
    </style:style>
    <style:style style:name="P77" style:parent-style-name="Standard" style:family="paragraph">
      <style:text-properties fo:font-weight="bold" style:font-weight-asian="bold" style:font-weight-complex="bold" fo:language="fr" fo:country="FR"/>
    </style:style>
    <style:style style:name="P78" style:parent-style-name="Standard" style:family="paragraph">
      <style:text-properties fo:font-weight="bold" style:font-weight-asian="bold" style:font-weight-complex="bold" fo:language="fr" fo:country="FR"/>
    </style:style>
    <style:style style:name="P79" style:parent-style-name="Standard" style:family="paragraph">
      <style:text-properties fo:font-weight="bold" style:font-weight-asian="bold" style:font-weight-complex="bold" fo:language="fr" fo:country="FR"/>
    </style:style>
    <style:style style:name="P80" style:parent-style-name="Standard" style:family="paragraph">
      <style:text-properties fo:language="fr" fo:country="FR"/>
    </style:style>
  </office:automatic-styles>
  <office:body>
    <office:text text:use-soft-page-breaks="true">
      <text:p text:style-name="P1">Questions publique cible</text:p>
      <text:p text:style-name="P2"/>
      <text:p text:style-name="P3">Madame SOTO, professeur de lettres en lycée, 40 ans</text:p>
      <text:p text:style-name="P4">1. Aimez-vous lire ou aimeriez-vous lire plus ?</text:p>
      <text:p text:style-name="P5"/>
      <text:p text:style-name="P6">J’aime lire, et j’aimerai lire encore plus.</text:p>
      <text:p text:style-name="P7"/>
      <text:p text:style-name="P8">2. A quelle fréquence lisez-vous ?</text:p>
      <text:p text:style-name="P9"/>
      <text:p text:style-name="P10">Tous les jours, par mon<text:s/>métier et par plaisir.</text:p>
      <text:p text:style-name="P11"/>
      <text:p text:style-name="P12">3. Quelle est la durée de lecture que vous avez à chaque fois que vous lisez ?</text:p>
      <text:p text:style-name="P13"/>
      <text:p text:style-name="P14">Très variable : on jongle entre la vie professionelle et personnelle.</text:p>
      <text:p text:style-name="P15">Dans mon travail je suis censé connaître le fond.</text:p>
      <text:p text:style-name="P16">Dans le plaisir, la nuit, cela<text:s/>peut être 5 minutes comme 2 heures, ou plus.</text:p>
      <text:p text:style-name="P17">J’empiète plus sur mon temps de sommeil.</text:p>
      <text:p text:style-name="P18">Lorsque j’ai lu les harry potters, je n’arrivais pas à les lacher → lecture pendant 3 à 4 heures du matin.</text:p>
      <text:p text:style-name="P19"/>
      <text:p text:style-name="P20">4. Quel genre de lecture préférez-vous ?</text:p>
      <text:p text:style-name="P21"/>
      <text:p text:style-name="P22">Je lis tout : un<text:s/>truc qui traîne je le lis. C’est varié, j’aime bien certains policiers, des récits de vie et aventure les revus, et pas fiction les essais (économie, sociologie)</text:p>
      <text:p text:style-name="P23"/>
      <text:p text:style-name="P24">5. Quel est la taille moyenne de votre lecture (comme par exemple des lectures sur</text:p>
      <text:p text:style-name="P25">internet)</text:p>
      <text:p text:style-name="P26"/>
      <text:p text:style-name="P27">Compliqué : un journal, des articles sur internet. J’adore quand les livres sont trop gros.</text:p>
      <text:p text:style-name="P28"/>
      <text:p text:style-name="P29">6. Que faites vous lorsque vous lisez ? (exemple : écouter de la musique)</text:p>
      <text:p text:style-name="P30"/>
      <text:p text:style-name="P31">Rien, je lis juste.</text:p>
      <text:p text:style-name="P32"/>
      <text:p text:style-name="P33">7. Avez vous des problèmes d’inattention lors de votre lecture ?<text:s/>Pourquoi ?</text:p>
      <text:p text:style-name="P34"/>
      <text:p text:style-name="P35">Non.</text:p>
      <text:p text:style-name="P36"/>
      <text:p text:style-name="P37">8. Etes vous capable de lire dans des lieux publics sans musique ?</text:p>
      <text:p text:style-name="P38"/>
      <text:p text:style-name="P39">Oui. Partout. Avant je lisais en marchant.</text:p>
      <text:p text:style-name="P40"/>
      <text:p text:style-name="P41">9. Que pensez-vous d’une ambiance sonore jouée en même temps que votre lecture,</text:p>
      <text:p text:style-name="P42">adaptée au thème de la page lue ?</text:p>
      <text:p text:style-name="P43"/>
      <text:p text:style-name="P44">Ca me gêne<text:s/>pas, cela peut être marrant. L’idée est sympa.</text:p>
      <text:p text:style-name="P45"/>
      <text:p text:style-name="P46">10. Pareil pour des odeurs.</text:p>
      <text:p text:style-name="P47"/>
      <text:p text:style-name="P48">Super si les odeurs sont bonnes. Je suis trop sensible sont bonnes.</text:p>
      <text:p text:style-name="P49"/>
      <text:p text:style-name="P50">11. Vous ennuyez-vous lors d’un certain temps de lecture ?</text:p>
      <text:p text:style-name="P51"/>
      <text:p text:style-name="P52">Non. Lorsque tu sais lire, c’est un cadeau pour<text:s/>la vie.</text:p>
      <text:p text:style-name="P53"/>
      <text:p text:style-name="P54">12. Où lisez vous le plus souvent ?</text:p>
      <text:p text:style-name="P55"/>
      <text:p text:style-name="P56">Avant dans les transports, ou le soir dans mon lit. Sur le canapé ou dans mon lit maintenant.</text:p>
      <text:p text:style-name="P57"/>
      <text:p text:style-name="P58">13. Comment aviez vous vécu la transition entre les ”Tom tom et Nana” aux romans/nouvelles</text:p>
      <text:p text:style-name="P59">de Victor Hugo par exemple ? Etes vous passez par des nouvelles, ou des romans ?</text:p>
      <text:p text:style-name="P60"/>
      <text:p text:style-name="P61">Bien.</text:p>
      <text:p text:style-name="P62"/>
      <text:p text:style-name="P63">14. Comment pensez vous pouvoir faciliter cette transition ?</text:p>
      <text:p text:style-name="P64"/>
      <text:p text:style-name="P65">Si on impose la lecture, cela devient moins apétissant. Il faudrait trouver le truc pour susciter l’envie de lire. Ce qui donne le plus envie de lire, c’est l’éducation silencieuse : si tes parents te voient lire, tu liras. L’école c’est 15 % de la construction.</text:p>
      <text:p text:style-name="P66">Pendant mes études de lettres, c’est la où j’ai le moins lu.</text:p>
      <text:p text:style-name="P67">Surtout ne lisez pas sans moi, et après ils vont lire.</text:p>
      <text:p text:style-name="P68">Susciter l’envie de lire.</text:p>
      <text:p text:style-name="P69">Il y a le quart d’heure de lecture, une fois par jour ou par semaine qui se propage depuis 2 ans dans les établissements de lecture : les élèves lisent et les profs aussi, et tout le monde lit. Chacun lit.</text:p>
      <text:p text:style-name="P70">Mettre à disposition les<text:s/>livres dans les communes.</text:p>
      <text:p text:style-name="P71">15. Comment achetez-vous vos livres ? Internet, magasins ?</text:p>
      <text:p text:style-name="P72"/>
      <text:p text:style-name="P73">A la lirairie, ou sur internet. La libraire le plus. Les boites à livres.</text:p>
      <text:p text:style-name="P74"/>
      <text:p text:style-name="P75">16. Jusqu’à combien êtes vous prêt à mettre pour un livre ?</text:p>
      <text:p text:style-name="P76"/>
      <text:p text:style-name="P77">Je n’en achète plus car je n’ai plus de place, sinon je les emprunte.</text:p>
      <text:p text:style-name="P78">Lecture sur tablette : appréciable, l’idée est géniale. <text:s/>Le bouquin, l’objet, est bien avec les livres, c’est le conditionnement, des générations qui le fait. Entre l’objet libre et la tablette, la tablette remporte au<text:s/>niveau de la place. Niveau écologique, pareil. Pour les yeux, les écrans ne fatiguent pas les yeux, modifier la typographie, faire des notes sans abîmer les livres. Les gens qui sont contre les tablettes sont trop attachés à l’objet sont un conditionnement<text:s/>d’objet. Mais je lis plus des bouquins papiers.</text:p>
      <text:p text:style-name="P79">L’inconvénient de la tablette ne permet pas de voir la longueur du livre, ce qui fait parti</text:p>
      <text:p text:style-name="P8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ans CJK SC Regular" svg:font-family="Noto Sans CJK SC Regular" style:font-family-generic="system" style:font-pitch="variable" svg:panose-1="2 11 6 4 2 2 2 2 2 4"/>
    <style:font-face style:name="FreeSans" svg:font-family="FreeSan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icrosoft Office User</dc:creator>
    <meta:creation-date>2019-03-28T13:43:00Z</meta:creation-date>
    <dc:date>2019-03-28T13:43:00Z</dc:date>
    <meta:template xlink:href="Normal.dotm" xlink:type="simple"/>
    <meta:editing-cycles>2</meta:editing-cycles>
    <meta:editing-duration>PT0S</meta:editing-duration>
    <meta:document-statistic meta:page-count="2" meta:paragraph-count="7" meta:word-count="567" meta:character-count="3682" meta:row-count="26" meta:non-whitespace-character-count="3122"/>
  </office:meta>
</office:document-meta>
</file>